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office:font-face-decls>
  <office:automatic-styles>
    <style:style style:name="P1" style:parent-style-name="正文" style:master-page-name="MP0" style:family="paragraph">
      <style:paragraph-properties fo:break-before="page" fo:text-align="center"/>
      <style:text-properties fo:font-size="11pt" style:font-size-asian="11pt"/>
    </style:style>
    <style:style style:name="P2" style:parent-style-name="正文" style:family="paragraph">
      <style:paragraph-properties fo:text-align="center"/>
      <style:text-properties fo:font-size="11pt" style:font-size-asian="11pt"/>
    </style:style>
    <style:style style:name="P3" style:parent-style-name="正文" style:family="paragraph">
      <style:paragraph-properties fo:text-align="center"/>
      <style:text-properties fo:font-size="11pt" style:font-size-asian="11pt"/>
    </style:style>
  </office:automatic-styles>
  <office:body>
    <office:text text:use-soft-page-breaks="true">
      <text:p text:style-name="P1">The invention of Braille was a major turning point in the history of disability. The writing system of raised dots used by visually impaired people was developed by Louis Braille in nineteenth-century France. In a society that did not value disabled people in general, blindness was particularly stigmatized, and lack of access to reading and writing was a significant barrier to social participation. The idea of tactile reading was not entirely new, but existing methods based on sighted systems were difficult to learn and use. As the first writing system designed for blind people’s needs, Braille was a groundbreaking new accessibility tool. It not only provided practical benefits, but also helped change the cultural status of blindness. This essay begins by discussing the situation of blind people in nineteenth-century Europe. It then describes the invention of Braille and the gradual process of its acceptance within blind education. Subsequently, it explores the wide-ranging effects of this invention on blind people’s social and cultural lives.</text:p>
      <text:p text:style-name="P2">Lack of access to reading and writing put blind people at a serious disadvantage in nineteenth-century society. Text was one of the primary methods through which people engaged with culture, communicated with others, and accessed information; without a well-developed reading system that did not rely on sight, blind people were excluded from social participation (Weygand, 2009). While disabled people in general suffered from discrimination, blindness was widely viewed as the worst disability, and it was commonly believed that blind people were incapable of pursuing a profession or improving themselves through culture (Weygand, 2009). This demonstrates the importance of reading and writing to social status at the time: without access to text, it was considered impossible to fully participate in society. Blind people were excluded from the sighted world, but also entirely dependent on sighted people for information and education.</text:p>
      <text:p text:style-name="P3">In France, debates about how to deal with disability led to the adoption of different strategies over time. While people with temporary difficulties were able to access public welfare, the most common response to people with long-term disabilities, such as hearing or vision loss, was to group them together in institutions (Tombs, 1996). At first, a joint institute for the blind and deaf was created, and although the partnership was motivated more by financial considerations than by the well-being of the residents, the institute aimed to help people develop skills valuable to society (Weygand, 2009). Eventually blind institutions were separated from deaf institutions, and the focus shifted towards education of the blind, as was the case for the Royal Institute for Blind Youth, which Louis Braille attended (Jimenez et al, 2009). The growing acknowledgement of the uniqueness of different disabilities led to more targeted education strategies, fostering an environment in which the benefits of a specifically blind education could be more widely recognized.</text:p>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等线"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3333in" fo:margin-bottom="0.0555in"/>
      <style:text-properties style:font-name="等线 Light" style:font-name-asian="等线 Light" fo:color="#0F4761" fo:font-size="24pt" style:font-size-asian="24pt" style:font-size-complex="24pt" fo:hyphenate="false"/>
    </style:style>
    <style:style style:name="标题2" style:display-name="标题 2" style:family="paragraph" style:parent-style-name="正文" style:next-style-name="正文" style:default-outline-level="2">
      <style:paragraph-properties fo:keep-with-next="always" fo:keep-together="always" fo:margin-top="0.1111in" fo:margin-bottom="0.0555in"/>
      <style:text-properties style:font-name="等线 Light" style:font-name-asian="等线 Light" fo:color="#0F4761" fo:font-size="20pt" style:font-size-asian="20pt" style:font-size-complex="20pt" fo:hyphenate="false"/>
    </style:style>
    <style:style style:name="标题3" style:display-name="标题 3" style:family="paragraph" style:parent-style-name="正文" style:next-style-name="正文" style:default-outline-level="3">
      <style:paragraph-properties fo:keep-with-next="always" fo:keep-together="always" fo:margin-top="0.1111in" fo:margin-bottom="0.0555in"/>
      <style:text-properties style:font-name="等线 Light" style:font-name-asian="等线 Light" fo:color="#0F4761" fo:font-size="16pt" style:font-size-asian="16pt" style:font-size-complex="16pt" fo:hyphenate="false"/>
    </style:style>
    <style:style style:name="标题4" style:display-name="标题 4" style:family="paragraph" style:parent-style-name="正文" style:next-style-name="正文" style:default-outline-level="4">
      <style:paragraph-properties fo:keep-with-next="always" fo:keep-together="always" fo:margin-top="0.0555in" fo:margin-bottom="0.0277in"/>
      <style:text-properties fo:color="#0F4761" fo:font-size="14pt" style:font-size-asian="14pt" style:font-size-complex="14pt" fo:hyphenate="false"/>
    </style:style>
    <style:style style:name="标题5" style:display-name="标题 5" style:family="paragraph" style:parent-style-name="正文" style:next-style-name="正文" style:default-outline-level="5">
      <style:paragraph-properties fo:keep-with-next="always" fo:keep-together="always" fo:margin-top="0.0555in" fo:margin-bottom="0.0277in"/>
      <style:text-properties fo:color="#0F4761" fo:font-size="12pt" style:font-size-asian="12pt" style:font-size-complex="12pt" fo:hyphenate="false"/>
    </style:style>
    <style:style style:name="标题6" style:display-name="标题 6" style:family="paragraph" style:parent-style-name="正文" style:next-style-name="正文" style:default-outline-level="6">
      <style:paragraph-properties fo:keep-with-next="always" fo:keep-together="always" fo:margin-top="0.0277in"/>
      <style:text-properties fo:font-weight="bold" style:font-weight-asian="bold" style:font-weight-complex="bold" fo:color="#0F4761" fo:hyphenate="false"/>
    </style:style>
    <style:style style:name="标题7" style:display-name="标题 7" style:family="paragraph" style:parent-style-name="正文" style:next-style-name="正文" style:default-outline-level="7">
      <style:paragraph-properties fo:keep-with-next="always" fo:keep-together="always" fo:margin-top="0.0277in"/>
      <style:text-properties fo:font-weight="bold" style:font-weight-asian="bold" style:font-weight-complex="bold" fo:color="#595959" fo:hyphenate="false"/>
    </style:style>
    <style:style style:name="标题8" style:display-name="标题 8" style:family="paragraph" style:parent-style-name="正文" style:next-style-name="正文" style:default-outline-level="8">
      <style:paragraph-properties fo:keep-with-next="always" fo:keep-together="always"/>
      <style:text-properties fo:color="#595959" fo:hyphenate="false"/>
    </style:style>
    <style:style style:name="标题9" style:display-name="标题 9" style:family="paragraph" style:parent-style-name="正文" style:next-style-name="正文" style:default-outline-level="9">
      <style:paragraph-properties fo:keep-with-next="always" fo:keep-together="always"/>
      <style:text-properties style:font-name-asian="等线 Light" fo:color="#595959"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字符" style:display-name="标题 1 字符" style:family="text" style:parent-style-name="默认段落字体">
      <style:text-properties style:font-name="等线 Light" style:font-name-asian="等线 Light" style:font-name-complex="Times New Roman" fo:color="#0F4761" fo:font-size="24pt" style:font-size-asian="24pt" style:font-size-complex="24pt"/>
    </style:style>
    <style:style style:name="标题2字符" style:display-name="标题 2 字符" style:family="text" style:parent-style-name="默认段落字体">
      <style:text-properties style:font-name="等线 Light" style:font-name-asian="等线 Light" style:font-name-complex="Times New Roman" fo:color="#0F4761" fo:font-size="20pt" style:font-size-asian="20pt" style:font-size-complex="20pt"/>
    </style:style>
    <style:style style:name="标题3字符" style:display-name="标题 3 字符" style:family="text" style:parent-style-name="默认段落字体">
      <style:text-properties style:font-name="等线 Light" style:font-name-asian="等线 Light" style:font-name-complex="Times New Roman" fo:color="#0F4761" fo:font-size="16pt" style:font-size-asian="16pt" style:font-size-complex="16pt"/>
    </style:style>
    <style:style style:name="标题4字符" style:display-name="标题 4 字符" style:family="text" style:parent-style-name="默认段落字体">
      <style:text-properties style:font-name-complex="Times New Roman" fo:color="#0F4761" fo:font-size="14pt" style:font-size-asian="14pt" style:font-size-complex="14pt"/>
    </style:style>
    <style:style style:name="标题5字符" style:display-name="标题 5 字符" style:family="text" style:parent-style-name="默认段落字体">
      <style:text-properties style:font-name-complex="Times New Roman" fo:color="#0F4761" fo:font-size="12pt" style:font-size-asian="12pt" style:font-size-complex="12pt"/>
    </style:style>
    <style:style style:name="标题6字符" style:display-name="标题 6 字符" style:family="text" style:parent-style-name="默认段落字体">
      <style:text-properties style:font-name-complex="Times New Roman" fo:font-weight="bold" style:font-weight-asian="bold" style:font-weight-complex="bold" fo:color="#0F4761"/>
    </style:style>
    <style:style style:name="标题7字符" style:display-name="标题 7 字符" style:family="text" style:parent-style-name="默认段落字体">
      <style:text-properties style:font-name-complex="Times New Roman" fo:font-weight="bold" style:font-weight-asian="bold" style:font-weight-complex="bold" fo:color="#595959"/>
    </style:style>
    <style:style style:name="标题8字符" style:display-name="标题 8 字符" style:family="text" style:parent-style-name="默认段落字体">
      <style:text-properties style:font-name-complex="Times New Roman" fo:color="#595959"/>
    </style:style>
    <style:style style:name="标题9字符" style:display-name="标题 9 字符" style:family="text" style:parent-style-name="默认段落字体">
      <style:text-properties style:font-name-asian="等线 Light" style:font-name-complex="Times New Roman" fo:color="#595959"/>
    </style:style>
    <style:style style:name="标题" style:display-name="标题" style:family="paragraph" style:parent-style-name="正文" style:next-style-name="正文">
      <style:paragraph-properties fo:text-align="center" fo:margin-bottom="0.0555in"/>
      <style:text-properties style:font-name="等线 Light" style:font-name-asian="等线 Light" fo:letter-spacing="-0.0069in" fo:font-size="28pt" style:font-size-asian="28pt" style:font-size-complex="28pt" fo:hyphenate="false"/>
    </style:style>
    <style:style style:name="标题字符" style:display-name="标题 字符" style:family="text" style:parent-style-name="默认段落字体">
      <style:text-properties style:font-name="等线 Light" style:font-name-asian="等线 Light" style:font-name-complex="Times New Roman" fo:letter-spacing="-0.0069in" style:letter-kerning="true" fo:font-size="28pt" style:font-size-asian="28pt" style:font-size-complex="28pt"/>
    </style:style>
    <style:style style:name="副标题" style:display-name="副标题" style:family="paragraph" style:parent-style-name="正文" style:next-style-name="正文">
      <style:paragraph-properties fo:text-align="center" fo:margin-bottom="0.1111in"/>
      <style:text-properties style:font-name="等线 Light" style:font-name-asian="等线 Light" fo:color="#595959" fo:letter-spacing="0.0104in" fo:font-size="14pt" style:font-size-asian="14pt" style:font-size-complex="14pt" fo:hyphenate="false"/>
    </style:style>
    <style:style style:name="副标题字符" style:display-name="副标题 字符" style:family="text" style:parent-style-name="默认段落字体">
      <style:text-properties style:font-name="等线 Light" style:font-name-asian="等线 Light" style:font-name-complex="Times New Roman" fo:color="#595959" fo:letter-spacing="0.0104in" fo:font-size="14pt" style:font-size-asian="14pt" style:font-size-complex="14pt"/>
    </style:style>
    <style:style style:name="引用" style:display-name="引用" style:family="paragraph" style:parent-style-name="正文" style:next-style-name="正文">
      <style:paragraph-properties fo:text-align="center" fo:margin-top="0.1111in" fo:margin-bottom="0.1111in"/>
      <style:text-properties fo:font-style="italic" style:font-style-asian="italic" style:font-style-complex="italic" fo:color="#404040" fo:hyphenate="false"/>
    </style:style>
    <style:style style:name="引用字符" style:display-name="引用 字符" style:family="text" style:parent-style-name="默认段落字体">
      <style:text-properties fo:font-style="italic" style:font-style-asian="italic" style:font-style-complex="italic" fo:color="#404040"/>
    </style:style>
    <style:style style:name="列表段落" style:display-name="列表段落" style:family="paragraph" style:parent-style-name="正文">
      <style:paragraph-properties fo:margin-left="0.5in">
        <style:tab-stops/>
      </style:paragraph-properties>
      <style:text-properties fo:hyphenate="false"/>
    </style:style>
    <style:style style:name="明显强调" style:display-name="明显强调" style:family="text" style:parent-style-name="默认段落字体">
      <style:text-properties fo:font-style="italic" style:font-style-asian="italic" style:font-style-complex="italic" fo:color="#0F4761"/>
    </style:style>
    <style:style style:name="明显引用" style:display-name="明显引用" style:family="paragraph" style:parent-style-name="正文" style:next-style-name="正文">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明显引用字符" style:display-name="明显引用 字符" style:family="text" style:parent-style-name="默认段落字体">
      <style:text-properties fo:font-style="italic" style:font-style-asian="italic" style:font-style-complex="italic" fo:color="#0F4761"/>
    </style:style>
    <style:style style:name="明显参考" style:display-name="明显参考" style:family="text" style:parent-style-name="默认段落字体">
      <style:text-properties fo:font-weight="bold" style:font-weight-asian="bold" style:font-weight-complex="bold" fo:font-variant="small-caps" fo:color="#0F4761" fo:letter-spacing="0.0034in"/>
    </style:style>
    <style:style style:name="页眉" style:display-name="页眉" style:family="paragraph" style:parent-style-name="正文">
      <style:paragraph-properties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字符" style:display-name="页眉 字符" style:family="text" style:parent-style-name="默认段落字体">
      <style:text-properties fo:font-size="9pt" style:font-size-asian="9pt" style:font-size-complex="9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字符" style:display-name="页脚 字符"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1119640571@qq.com</meta:initial-creator>
    <dc:creator>1119640571@qq.com</dc:creator>
    <meta:creation-date>2025-03-05T06:48:00Z</meta:creation-date>
    <dc:date>2025-03-05T08:51:00Z</dc:date>
    <meta:template xlink:href="Normal.dotm" xlink:type="simple"/>
    <meta:editing-cycles>3</meta:editing-cycles>
    <meta:editing-duration>PT7260S</meta:editing-duration>
    <meta:document-statistic meta:page-count="1" meta:paragraph-count="6" meta:word-count="458" meta:character-count="3064" meta:row-count="21" meta:non-whitespace-character-count="2612"/>
  </office:meta>
</office:document-meta>
</file>